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94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ff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color="#9900ff" fo:font-style="italic" style:font-style-asian="italic" style:font-style-complex="italic"/>
    </style:style>
    <style:style style:name="ce4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5" style:family="table-cell" style:parent-style-name="Default">
      <style:text-properties fo:color="#ff00cc"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ext-properties style:text-line-through-style="solid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ext-properties style:font-name="Arial" fo:font-weight="normal" style:font-name-asian="Arial Unicode MS" style:font-weight-asian="normal" style:font-name-complex="Arial Unicode MS" style:font-weight-complex="normal"/>
    </style:style>
    <style:style style:name="ce9" style:family="table-cell" style:parent-style-name="Default">
      <style:text-properties style:font-name="Arial" style:font-name-asian="Arial Unicode MS" style:font-name-complex="Arial Unicode MS"/>
    </style:style>
    <style:style style:name="T1" style:family="text">
      <style:text-properties fo:color="#ff333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Arial" fo:font-weight="normal" style:font-name-asian="Arial Unicode MS" style:font-weight-asian="normal" style:font-name-complex="Arial Unicode MS" style:font-weight-complex="normal"/>
    </style:style>
    <style:style style:name="T7" style:family="text">
      <style:text-properties style:font-name="Arial" style:font-name-asian="Arial Unicode MS" style:font-name-complex="Arial Unicode MS"/>
    </style:style>
    <style:style style:name="T8" style:family="text">
      <style:text-properties style:font-name="Arial" fo:font-style="italic" style:font-name-asian="Arial Unicode MS" style:font-style-asian="italic" style:font-name-complex="Arial Unicode MS" style:font-style-complex="italic"/>
    </style:style>
    <style:style style:name="T9" style:family="text">
      <style:text-properties style:font-name="Arial" fo:font-style="normal" style:font-name-asian="Arial Unicode MS" style:font-style-asian="normal" style:font-name-complex="Arial Unicode MS" style:font-style-complex="normal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2" office:value-type="string">
            <text:p>I am deciding whether to return to new Zealand / Auckland in September 2025 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2" office:value-type="string">
            <text:p>I have been living in London, UK since October 2022.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2">
          <table:table-cell/>
          <table:table-cell table:style-name="ce2" office:value-type="string">
            <text:p>I have been working for Southeastern Railway since April 2023, and want to stay there, but not if they're going to treat me like shit or deny my capabilities. </text:p>
          </table:table-cell>
          <table:table-cell/>
          <table:table-cell table:style-name="ce4" office:value-type="string">
            <text:p>''→ * Is Job on gateline with Southeastern important enough for me to stay??????? 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Would I be happy with the job I got in Auckland?? 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Andrew's presence might not be a reason to stay in London. 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I really want a girlfriend. I would have more chance in Auckland right now, but dating was <text:span text:style-name="T1">VERY VERY</text:span> difficult last time.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 want to stay in London, for accommodation reasons and due to the plethora of job opportunities here. 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I also have the postgraduate scholarship – feeling is <text:span text:style-name="T2">ALWAYS</text:span><text:span text:style-name="T3"> I am “not quite ready”. </text:span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2" office:value-type="string">
            <text:p>“Leaf, would you be ready to go now?” → Well ye. Let's get it over and done with . </text:p>
          </table:table-cell>
          <table:table-cell table:number-columns-repeated="2"/>
          <table:table-cell table:style-name="ce5" office:value-type="string">
            <text:p>PROCESS</text:p>
          </table:table-cell>
          <table:table-cell/>
          <table:table-cell table:style-name="ce7" office:value-type="string">
            <text:p>Judy and flat situation might change</text:p>
          </table:table-cell>
        </table:table-row>
        <table:table-row table:style-name="ro2">
          <table:table-cell table:number-columns-repeated="4"/>
          <table:table-cell office:value-type="string">
            <text:p>Tell parents </text:p>
          </table:table-cell>
          <table:table-cell office:value-type="string">
            <text:p>Offer to book flght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ask them to book it 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Just book it </text:p>
          </table:table-cell>
          <table:table-cell/>
        </table:table-row>
        <table:table-row table:style-name="ro1">
          <table:table-cell/>
          <table:table-cell office:value-type="string">
            <text:p>There are also great social opportunities here,</text:p>
          </table:table-cell>
          <table:table-cell table:number-columns-repeated="3"/>
          <table:table-cell table:style-name="ce6" office:value-type="string">
            <text:p>Resignation 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>
            <text:p>* The key factor is whether things will get better at Southeastern Railway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ACTOR: Andrew thinks It's rash. </text:p>
          </table:table-cell>
          <table:table-cell office:value-type="string">
            <text:p>Which are probably better than Auckland. </text:p>
          </table:table-cell>
          <table:table-cell table:number-columns-repeated="5"/>
        </table:table-row>
        <table:table-row table:style-name="ro2">
          <table:table-cell office:value-type="string">
            <text:p>Andrew thinks I should do scholarship – or says so, honestly. </text:p>
          </table:table-cell>
          <table:table-cell table:number-columns-repeated="3"/>
          <table:table-cell office:value-type="string">
            <text:p>Would I leave the country <text:span text:style-name="T4">because of </text:span><text:span text:style-name="T5">my frustrations with Andrew? Possibly But not guaranteed. </text:span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UT, and this is a big but, my parents have just moved back to Auckland.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 disagree and want to seek contact centre job and CERTAINLY NOT PLAN to do scholarship. Delay by 6-12 months. Or DON'T DO IT!!!!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pportunities for them to come to the UK are limited, as are opportunities for me to go to New Zealand. 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For them, it's the cost of the flight tickets more than anything else, and for me the loss of my job, plus the carbon emissions associated with a ½ month visit. Workplace only willing to give me 2 weeks, possibly 3 or 4. 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I must decide by end June whether I am returning to live with my parents in Auckland in September. 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t's currently end June(April), so I have two months to decide, of which 2 weeks will be in Portugal. </text:p>
          </table:table-cell>
          <table:table-cell table:style-name="ce2"/>
          <table:table-cell table:number-columns-repeated="5"/>
        </table:table-row>
        <table:table-row table:style-name="ro1">
          <table:table-cell/>
          <table:table-cell office:value-type="string">
            <text:p>I could also decide to go to Auckland on holiday for 2-3 months, which would probably be okay with Judy (but I am not sure). 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Alternatively I could wait for Kris/Nick or both to visit, or I could decide to acquire a flat in either London, Auckland or somewhere nearby with the help of my parents if OK.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 could also decide 1-2 months late, and go in October or November. </text:p>
          </table:table-cell>
          <table:table-cell table:number-columns-repeated="5"/>
        </table:table-row>
      </table:table>
      <table:table table:name="QUESTIONS 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2">
          <table:table-cell table:style-name="ce8" office:value-type="string">
            <text:p><text:span text:style-name="T6">''→ * Is Job on gateline with Southeastern important enough for me to stay??????? </text:span></text:p>
          </table:table-cell>
        </table:table-row>
        <table:table-row table:style-name="ro1">
          <table:table-cell table:style-name="ce9" office:value-type="string">
            <text:p>Would I be happy with the job I got in Auckland?? </text:p>
          </table:table-cell>
        </table:table-row>
        <table:table-row table:style-name="ro1">
          <table:table-cell office:value-type="string">
            <text:p>Would things be better at another company at this time? (Yes). </text:p>
          </table:table-cell>
        </table:table-row>
        <table:table-row table:style-name="ro1">
          <table:table-cell office:value-type="string">
            <text:p>Will things get better at Southeastern Railway? </text:p>
          </table:table-cell>
        </table:table-row>
        <table:table-row table:style-name="ro1">
          <table:table-cell office:value-type="string">
            <text:p>Does it meet my principles to move? </text:p>
          </table:table-cell>
        </table:table-row>
        <table:table-row table:style-name="ro1">
          <table:table-cell office:value-type="string">
            <text:p>Does it meet my principles to stay? </text:p>
          </table:table-cell>
        </table:table-row>
        <table:table-row table:style-name="ro1" table:number-rows-repeated="11">
          <table:table-cell/>
        </table:table-row>
        <table:table-row table:style-name="ro2">
          <table:table-cell table:style-name="ce9" office:value-type="string">
            <text:p><text:span text:style-name="T7">Would I leave the country </text:span><text:span text:style-name="T8">because of </text:span><text:span text:style-name="T9">my frustrations with Andrew? </text:span>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3">23/04/2025</text:date>, <text:time>00:2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4-23T00:06:03</meta:creation-date>
    <meta:generator>OpenOffice/4.1.14$Unix OpenOffice.org_project/4114m1$Build-9811</meta:generator>
    <dc:date>2025-04-23T00:22:35</dc:date>
    <meta:editing-duration>PT15M19S</meta:editing-duration>
    <meta:editing-cycles>16</meta:editing-cycles>
    <meta:document-statistic meta:table-count="3" meta:cell-count="39" meta:object-count="0"/>
  </office:meta>
</office:document-meta>
</file>